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paragraph-properties fo:text-align="start" style:justify-single-word="false"/>
      <style:text-properties fo:background-color="#ffff00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1">
      <style:text-properties fo:background-color="transparent"/>
    </style:style>
    <style:style style:name="P8" style:family="paragraph" style:parent-style-name="Standard" style:list-style-name="L4">
      <style:text-properties fo:background-color="transparent"/>
    </style:style>
    <style:style style:name="P9" style:family="paragraph" style:parent-style-name="Standard" style:list-style-name="L5">
      <style:paragraph-properties fo:text-align="start" style:justify-single-word="false"/>
      <style:text-properties fo:background-color="#ffff00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Times New Roman" fo:font-size="12pt" fo:background-color="#ffff00" style:font-size-asian="12pt" style:font-size-complex="12pt"/>
    </style:style>
    <style:style style:name="P11" style:family="paragraph" style:parent-style-name="Standard" style:list-style-name="L6"/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haltliche Anforderungen an die Seminararbeit im W-Seminar Softwareentwicklung</text:p>
      <text:p text:style-name="P1">(vgl. Expose bzw. MindMap Gliederung des Exposes)</text:p>
      <text:p text:style-name="Standard"/>
      <text:p text:style-name="Standard"/>
      <text:p text:style-name="Standard">Die Arbeit überschreitet die Länge von 15 Druckseiten nicht.</text:p>
      <text:p text:style-name="Standard"/>
      <text:p text:style-name="P2">Die Seminararbeit hat den Titel: Erprobung von Extreme Programming anhand der Entwicklung des Spiels/der Simulation XYZ mit der IDE Greenfoot.</text:p>
      <text:p text:style-name="Standard"/>
      <text:p text:style-name="Standard">Die Arbeit enthält:</text:p>
      <text:p text:style-name="Standard"/>
      <text:list xml:id="list5614040252401384487" text:style-name="L1">
        <text:list-item>
          <text:p text:style-name="P4">Die Verortung des Spiels/der Simulation in der Computerspiel-Literatur <text:span text:style-name="T2">check</text:span></text:p>
        </text:list-item>
        <text:list-item>
          <text:p text:style-name="P4">Kurzbeschreibung von XP anhand der Fachliteratur <text:span text:style-name="T2">check</text:span></text:p>
        </text:list-item>
        <text:list-item>
          <text:p text:style-name="P4">Erstellung der Software: Einzelarbeit oder Partnerarbeit (Wer war der Partner?)</text:p>
          <text:p text:style-name="P4">Darstellung aller Storycards mit passendem Testszenario <text:span text:style-name="T2">check</text:span></text:p>
        </text:list-item>
        <text:list-item>
          <text:p text:style-name="P4">Bei einer exemplarisch ausgewählten Storycard (jeweils mit Erklärungen):</text:p>
        </text:list-item>
      </text:list>
      <text:list xml:id="list488177102318192282" text:style-name="L2">
        <text:list-item>
          <text:list>
            <text:list-item>
              <text:p text:style-name="P5">Aktuelles Klassendiagramm</text:p>
            </text:list-item>
            <text:list-item>
              <text:p text:style-name="P5">Ein gehaltvolles Struktogramm und der damit modellierte Quellcode <text:span text:style-name="T2">check</text:span></text:p>
            </text:list-item>
            <text:list-item>
              <text:p text:style-name="P5">Ein Sequenzdiagramm und der damit modellierte Quellcode in den beteiligten Klassen</text:p>
            </text:list-item>
            <text:list-item>
              <text:p text:style-name="P5">Den jeweils am Ende der Umsetzung vorliegende Prototyp auf USB-Stick</text:p>
            </text:list-item>
          </text:list>
        </text:list-item>
      </text:list>
      <text:list xml:id="list491069843" text:continue-list="list5614040252401384487" text:style-name="L1">
        <text:list-item>
          <text:p text:style-name="P4">Das Endprodukt der Implementierung:</text:p>
        </text:list-item>
      </text:list>
      <text:list xml:id="list8634006115154467409" text:style-name="L3">
        <text:list-item>
          <text:list>
            <text:list-item>
              <text:p text:style-name="P6">Klassendiagramm <text:span text:style-name="T2">check</text:span></text:p>
            </text:list-item>
            <text:list-item>
              <text:p text:style-name="P6">Quellcode auf USB-Stick</text:p>
            </text:list-item>
            <text:list-item>
              <text:p text:style-name="P6">Eine kurze Erklärung zur Bedienung der erstellten Software</text:p>
            </text:list-item>
          </text:list>
        </text:list-item>
      </text:list>
      <text:list xml:id="list1842113628" text:continue-list="list491069843" text:style-name="L1">
        <text:list-item>
          <text:p text:style-name="P7">Als Schluss: </text:p>
        </text:list-item>
      </text:list>
      <text:list xml:id="list4727054058540305985" text:style-name="L4">
        <text:list-item>
          <text:list>
            <text:list-item>
              <text:p text:style-name="P8">Wie haben sich die eingesetzten Komponenten des XP bewährt: hilfreich, aufwändig, dienten dem Überblick, für mich nicht machbar etc. ?</text:p>
            </text:list-item>
            <text:list-item>
              <text:p text:style-name="P8">Welche Verbesserungsvorschläge ergeben sich aus deiner Tätigkeit für die nächste Entwicklung einer Software?</text:p>
            </text:list-item>
          </text:list>
        </text:list-item>
      </text:list>
      <text:list xml:id="list1342924745" text:continue-list="list1842113628" text:style-name="L1">
        <text:list-item>
          <text:p text:style-name="P4">Literaturverzeichnis</text:p>
        </text:list-item>
        <text:list-item>
          <text:p text:style-name="P4">Quellen aus dem Internet</text:p>
        </text:list-item>
        <text:list-item>
          <text:p text:style-name="P4">Verwendete Software</text:p>
        </text:list-item>
      </text:list>
      <text:p text:style-name="Standard"/>
      <text:p text:style-name="Standard"/>
      <text:p text:style-name="Standard"/>
      <text:p text:style-name="P3">Eine Bewertung der Arbeit mit zehn oder mehr Punkten kann nur erfolgen, wenn:</text:p>
      <text:list xml:id="list7013061007291585020" text:style-name="L5">
        <text:list-item>
          <text:p text:style-name="P9">die Arbeit auch beim <text:span text:style-name="T1">Dr-Hans-Riegler-Fachpreis eingereicht wird </text:span></text:p>
        </text:list-item>
        <text:list-item>
          <text:p text:style-name="P10">bei Greenfoot.org hochgeladen wird</text:p>
        </text:list-item>
        <text:list-item>
          <text:p text:style-name="P10">am Präsentationsabend präsentiert wird</text:p>
        </text:list-item>
      </text:list>
      <text:list xml:id="list1693976993" text:continue-list="list1342924745" text:style-name="L1">
        <text:list-header>
          <text:p text:style-name="P4"/>
        </text:list-header>
      </text:list>
      <text:list xml:id="list9133932538019689447" text:style-name="L6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23T12:31:47.12</meta:creation-date>
    <dc:date>2017-10-25T22:43:57</dc:date>
    <meta:editing-duration>PT11H22M15S</meta:editing-duration>
    <meta:editing-cycles>14</meta:editing-cycles>
    <meta:generator>OpenOffice/4.1.2$Unix OpenOffice.org_project/412m3$Build-9782</meta:generator>
    <meta:document-statistic meta:table-count="0" meta:image-count="0" meta:object-count="0" meta:page-count="1" meta:paragraph-count="28" meta:word-count="228" meta:character-count="1636"/>
    <dc:creator>daw germany</dc:creator>
  </office:meta>
</office:document-meta>
</file>